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7889" officeooo:paragraph-rsid="001b7889"/>
    </style:style>
    <style:style style:name="P2" style:family="paragraph" style:parent-style-name="Standard">
      <style:text-properties officeooo:rsid="001b7889" officeooo:paragraph-rsid="001be95d"/>
    </style:style>
    <style:style style:name="P3" style:family="paragraph" style:parent-style-name="Standard">
      <style:text-properties fo:font-weight="bold" officeooo:rsid="001be95d" officeooo:paragraph-rsid="001be95d" style:font-weight-asian="bold" style:font-weight-complex="bold"/>
    </style:style>
    <style:style style:name="P4" style:family="paragraph" style:parent-style-name="Standard">
      <style:paragraph-properties fo:text-align="start" style:justify-single-word="false"/>
      <style:text-properties fo:font-weight="bold" officeooo:rsid="001d3c83" officeooo:paragraph-rsid="001d3c83" style:font-weight-asian="bold" style:font-weight-complex="bold"/>
    </style:style>
    <style:style style:name="P5" style:family="paragraph" style:parent-style-name="Standard">
      <style:text-properties officeooo:rsid="001be95d" officeooo:paragraph-rsid="001d1df1"/>
    </style:style>
    <style:style style:name="T1" style:family="text">
      <style:text-properties fo:font-weight="bold" style:font-weight-asian="bold" style:font-weight-complex="bold"/>
    </style:style>
    <style:style style:name="T2" style:family="text">
      <style:text-properties officeooo:rsid="001c7bef"/>
    </style:style>
    <style:style style:name="T3" style:family="text">
      <style:text-properties fo:font-weight="normal" style:font-weight-asian="normal" style:font-weight-complex="normal"/>
    </style:style>
    <style:style style:name="T4" style:family="text">
      <style:text-properties officeooo:rsid="001eb5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ssaire JAVA et POO</text:p>
      <text:p text:style-name="P1"/>
      <text:p text:style-name="P2"><text:span text:style-name="T1">Variable : </text:span>pour definir une variable on doit typer <text:s/>la variable.</text:p>
      <text:p text:style-name="P1">Exemple :</text:p>
      <text:p text:style-name="P1">String name = Adrien ;</text:p>
      <text:p text:style-name="P1">Int age = 29 ;</text:p>
      <text:p text:style-name="P1">Boolean student = true ;</text:p>
      <text:p text:style-name="P1"/>
      <text:p text:style-name="P3">Class : <text:span text:style-name="T4">moule d’un objet, contient attributs et methode et constructeur.</text:span></text:p>
      <text:p text:style-name="P3"/>
      <text:p text:style-name="P3">Objet : <text:span text:style-name="T4">instanciation d’une class</text:span></text:p>
      <text:p text:style-name="P3"/>
      <text:p text:style-name="P3">Abstract class : <text:span text:style-name="T4">class qui n’est pas instanciée, mais avec l’heritage on peut se servir des ses methodes et attributs.</text:span></text:p>
      <text:p text:style-name="P3"/>
      <text:p text:style-name="P3">Method : <text:span text:style-name="T4">function d’une class</text:span></text:p>
      <text:p text:style-name="P3"/>
      <text:p text:style-name="P3">Heritage (legacy) : <text:span text:style-name="T4">permets de spécialisé des classe. Une class peut herité des method et attribut de la classe parent</text:span></text:p>
      <text:p text:style-name="P3"/>
      <text:p text:style-name="P3">Polymorphisme :</text:p>
      <text:p text:style-name="P3"/>
      <text:p text:style-name="P3">Interface :</text:p>
      <text:p text:style-name="P3"/>
      <text:p text:style-name="P5"><text:span text:style-name="T1">IDE </text:span>: Integrated development environment. </text:p>
      <text:p text:style-name="P5">C’est un outil qui contient tout ce qui est necessaire pour developper unsur un langage. Pour java il va contenir un editeur de texte mais aussi le jdk pour compiler et lexecuter des projet java. <text:span text:style-name="T2">Il en exist plusieur NetBean, Eclipse, intelliJ. NetBean.</text:span></text:p>
      <text:p text:style-name="P5"/>
      <text:p text:style-name="P4">Conversion : <text:span text:style-name="T3">Conversion d’un type à un autre : cast</text:span></text:p>
      <text:p text:style-name="P4"><text:span text:style-name="T3">exemple :</text:span></text:p>
      <text:p text:style-name="P4"><text:span text:style-name="T3">int a = 29 ;</text:span></text:p>
      <text:p text:style-name="P4"><text:span text:style-name="T3">double b = (doubl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0:55:44.968000000</meta:creation-date>
    <dc:date>2017-03-08T14:02:24.365000000</dc:date>
    <meta:editing-duration>PT2H56M27S</meta:editing-duration>
    <meta:editing-cycles>5</meta:editing-cycles>
    <meta:generator>LibreOffice/5.1.5.2$Windows_x86 LibreOffice_project/7a864d8825610a8c07cfc3bc01dd4fce6a9447e5</meta:generator>
    <meta:document-statistic meta:table-count="0" meta:image-count="0" meta:object-count="0" meta:page-count="1" meta:paragraph-count="19" meta:word-count="167" meta:character-count="939" meta:non-whitespace-character-count="789"/>
  </office:meta>
</office:document-meta>
</file>